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html</text:p>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ArcMan's Insights&lt;/title&gt;</text:p>
      <text:p text:style-name="Standard"><text:s text:c="4"/>&lt;style&gt;</text:p>
      <text:p text:style-name="Standard"><text:s text:c="8"/>body {</text:p>
      <text:p text:style-name="Standard"><text:s text:c="12"/>font-family: Arial, sans-serif;</text:p>
      <text:p text:style-name="Standard"><text:s text:c="12"/>line-height: 1.6;</text:p>
      <text:p text:style-name="Standard"><text:s text:c="12"/>margin: 0;</text:p>
      <text:p text:style-name="Standard"><text:s text:c="12"/>padding: 0;</text:p>
      <text:p text:style-name="Standard"><text:s text:c="12"/>color: #333;</text:p>
      <text:p text:style-name="Standard"><text:s text:c="12"/>background-color: #f4f4f4;</text:p>
      <text:p text:style-name="Standard"><text:s text:c="8"/>}</text:p>
      <text:p text:style-name="Standard"><text:s text:c="8"/>header {</text:p>
      <text:p text:style-name="Standard"><text:s text:c="12"/>background: #333;</text:p>
      <text:p text:style-name="Standard"><text:s text:c="12"/>color: #fff;</text:p>
      <text:p text:style-name="Standard"><text:s text:c="12"/>padding: 10px 0;</text:p>
      <text:p text:style-name="Standard"><text:s text:c="12"/>text-align: center;</text:p>
      <text:p text:style-name="Standard"><text:s text:c="8"/>}</text:p>
      <text:p text:style-name="Standard"><text:s text:c="8"/>section {</text:p>
      <text:p text:style-name="Standard"><text:soft-page-break/><text:s text:c="12"/>padding: 20px;</text:p>
      <text:p text:style-name="Standard"><text:s text:c="12"/>margin: 0 10px;</text:p>
      <text:p text:style-name="Standard"><text:s text:c="12"/>background: #fff;</text:p>
      <text:p text:style-name="Standard"><text:s text:c="12"/>border-radius: 5px;</text:p>
      <text:p text:style-name="Standard"><text:s text:c="12"/>box-shadow: 0 0 10px rgba(0,0,0,0.1);</text:p>
      <text:p text:style-name="Standard"><text:s text:c="8"/>}</text:p>
      <text:p text:style-name="Standard"><text:s text:c="8"/>h1, h2 {</text:p>
      <text:p text:style-name="Standard"><text:s text:c="12"/>color: #333;</text:p>
      <text:p text:style-name="Standard"><text:s text:c="8"/>}</text:p>
      <text:p text:style-name="Standard"><text:s text:c="8"/>a {</text:p>
      <text:p text:style-name="Standard"><text:s text:c="12"/>color: #007bff;</text:p>
      <text:p text:style-name="Standard"><text:s text:c="12"/>text-decoration: none;</text:p>
      <text:p text:style-name="Standard"><text:s text:c="8"/>}</text:p>
      <text:p text:style-name="Standard"><text:s text:c="8"/>a:hover {</text:p>
      <text:p text:style-name="Standard"><text:s text:c="12"/>text-decoration: underline;</text:p>
      <text:p text:style-name="Standard"><text:s text:c="8"/>}</text:p>
      <text:p text:style-name="Standard"><text:s text:c="8"/>footer {</text:p>
      <text:p text:style-name="Standard"><text:s text:c="12"/>background: #333;</text:p>
      <text:p text:style-name="Standard"><text:s text:c="12"/>color: #fff;</text:p>
      <text:p text:style-name="Standard"><text:s text:c="12"/>text-align: center;</text:p>
      <text:p text:style-name="Standard"><text:s text:c="12"/>padding: 10px 0;</text:p>
      <text:p text:style-name="Standard"><text:s text:c="12"/>position: fixed;</text:p>
      <text:p text:style-name="Standard"><text:s text:c="12"/>width: 100%;</text:p>
      <text:p text:style-name="Standard"><text:s text:c="12"/>bottom: 0;</text:p>
      <text:p text:style-name="Standard"><text:s text:c="8"/>}</text:p>
      <text:p text:style-name="Standard"><text:s text:c="4"/>&lt;/style&gt;</text:p>
      <text:p text:style-name="Standard"><text:soft-page-break/>&lt;/head&gt;</text:p>
      <text:p text:style-name="Standard">&lt;body&gt;</text:p>
      <text:p text:style-name="Standard"><text:s text:c="4"/>&lt;header&gt;</text:p>
      <text:p text:style-name="Standard"><text:s text:c="8"/>&lt;h1&gt;ArcMan's Insights&lt;/h1&gt;</text:p>
      <text:p text:style-name="Standard"><text:s text:c="4"/>&lt;/header&gt;</text:p>
      <text:p text:style-name="Standard"><text:s text:c="4"/>&lt;section id="about"&gt;</text:p>
      <text:p text:style-name="Standard"><text:s text:c="8"/>&lt;h2&gt;About Me&lt;/h2&gt;</text:p>
      <text:p text:style-name="Standard"><text:s text:c="8"/>&lt;p&gt;Welcome to my personal webpage. Here, I provide detailed information and insights into significant issues such as corporate corruption, pharmaceutical practices, and theories regarding the global "icewall." My aim is to shed light on these critical topics with well-researched facts and evidence.&lt;/p&gt;</text:p>
      <text:p text:style-name="Standard"><text:s text:c="4"/>&lt;/section&gt;</text:p>
      <text:p text:style-name="Standard"><text:s text:c="4"/>&lt;section id="corporate-corruption"&gt;</text:p>
      <text:p text:style-name="Standard"><text:s text:c="8"/>&lt;h2&gt;Corruption in Major Corporations&lt;/h2&gt;</text:p>
      <text:p text:style-name="Standard"><text:s text:c="8"/>&lt;p&gt;Corporate corruption in the United States involves various illegal and unethical practices by large companies. Key examples include:&lt;/p&gt;</text:p>
      <text:p text:style-name="Standard"><text:s text:c="8"/>&lt;ul&gt;</text:p>
      <text:p text:style-name="Standard"><text:s text:c="12"/>&lt;li&gt;&lt;strong&gt;Enron Scandal (2001):&lt;/strong&gt; Enron executives engaged in widespread accounting fraud, leading to the company's bankruptcy and the loss of employees' jobs and savings.&lt;/li&gt;</text:p>
      <text:p text:style-name="Standard"><text:s text:c="12"/>&lt;li&gt;&lt;strong&gt;Volkswagen Emissions Scandal (2015):&lt;/strong&gt; Volkswagen was found to have installed software to cheat emissions tests, affecting millions of vehicles worldwide and resulting in significant legal and financial repercussions.&lt;/li&gt;</text:p>
      <text:p text:style-name="Standard"><text:s text:c="12"/>&lt;li&gt;&lt;strong&gt;Wells Fargo Fake Accounts Scandal (2016):&lt;/strong&gt; Employees created millions of unauthorized bank accounts to meet sales targets, leading to fines and a damaged reputation.&lt;/li&gt;</text:p>
      <text:p text:style-name="Standard"><text:s text:c="8"/>&lt;/ul&gt;</text:p>
      <text:p text:style-name="Standard"><text:s text:c="4"/>&lt;/section&gt;</text:p>
      <text:p text:style-name="Standard"><text:s text:c="4"/>&lt;section id="pharmaceutical-corruption"&gt;</text:p>
      <text:p text:style-name="Standard"><text:s text:c="8"/>&lt;h2&gt;Corruption in Big Pharmaceutical Companies&lt;/h2&gt;</text:p>
      <text:p text:style-name="Standard"><text:s text:c="8"/>&lt;p&gt;The pharmaceutical industry has faced numerous allegations of corruption and unethical behavior. Notable cases include:&lt;/p&gt;</text:p>
      <text:p text:style-name="Standard"><text:s text:c="8"/>&lt;ul&gt;</text:p>
      <text:p text:style-name="Standard"><text:s text:c="12"/>&lt;li&gt;&lt;strong&gt;Opioid Crisis:&lt;/strong&gt; Companies like Purdue Pharma were accused of aggressively marketing opioid painkillers while downplaying addiction risks, contributing to a nationwide opioid epidemic.&lt;/li&gt;</text:p>
      <text:p text:style-name="Standard"><text:s text:c="12"/>&lt;li&gt;&lt;strong&gt;Price Gouging:&lt;/strong&gt; Instances of extreme price increases for essential medications, such as Martin Shkreli's 5000% price hike on the drug Daraprim, highlight issues in drug pricing ethics.&lt;/li&gt;</text:p>
      <text:p text:style-name="Standard"><text:s text:c="12"/>&lt;li&gt;&lt;strong&gt;False Advertising and Clinical Trials:&lt;/strong&gt; Some pharmaceutical companies have been found guilty of falsifying clinical trial results or misleading advertising, impacting patient safety and drug efficacy.&lt;/li&gt;</text:p>
      <text:p text:style-name="Standard"><text:s text:c="8"/>&lt;/ul&gt;</text:p>
      <text:p text:style-name="Standard"><text:soft-page-break/><text:s text:c="4"/>&lt;/section&gt;</text:p>
      <text:p text:style-name="Standard"><text:s text:c="4"/>&lt;section id="icewall-theory"&gt;</text:p>
      <text:p text:style-name="Standard"><text:s text:c="8"/>&lt;h2&gt;The "Icewall" Theory&lt;/h2&gt;</text:p>
      <text:p text:style-name="Standard"><text:s text:c="8"/>&lt;p&gt;The "icewall" theory is a controversial and largely debunked idea that suggests a massive ice barrier surrounds the Earth's surface. Proponents claim this wall keeps us within a controlled environment. However, scientific consensus supports the understanding of Earth as a spherical planet with observable evidence contradicting this theory.&lt;/p&gt;</text:p>
      <text:p text:style-name="Standard"><text:s text:c="8"/>&lt;p&gt;Important points to consider include:&lt;/p&gt;</text:p>
      <text:p text:style-name="Standard"><text:s text:c="8"/>&lt;ul&gt;</text:p>
      <text:p text:style-name="Standard"><text:s text:c="12"/>&lt;li&gt;&lt;strong&gt;Satellite Images:&lt;/strong&gt; Modern satellite technology provides clear images of Earth as a sphere, with no evidence of an icewall.&lt;/li&gt;</text:p>
      <text:p text:style-name="Standard"><text:s text:c="12"/>&lt;li&gt;&lt;strong&gt;Geophysical Evidence:&lt;/strong&gt; The study of Earth's physical properties supports a spherical shape, including gravitational measurements and planetary models.&lt;/li&gt;</text:p>
      <text:p text:style-name="Standard"><text:s text:c="12"/>&lt;li&gt;&lt;strong&gt;Scientific Consensus:&lt;/strong&gt; The overwhelming majority of scientists and researchers agree on the spherical shape of Earth based on extensive evidence across various disciplines.&lt;/li&gt;</text:p>
      <text:p text:style-name="Standard"><text:s text:c="8"/>&lt;/ul&gt;</text:p>
      <text:p text:style-name="Standard"><text:s text:c="4"/>&lt;/section&gt;</text:p>
      <text:p text:style-name="Standard"><text:s text:c="4"/>&lt;footer&gt;</text:p>
      <text:p text:style-name="Standard"><text:s text:c="8"/>&lt;p&gt;&amp;copy; 2024 ArcMan. All rights reserved.&lt;/p&gt;</text:p>
      <text:p text:style-name="Standard"><text:s text:c="4"/>&lt;/footer&gt;</text:p>
      <text:p text:style-name="Standard">&lt;/body&gt;</text:p>
      <text:p text:style-name="Standard">&lt;/html&gt;</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92" meta:word-count="485" meta:character-count="4631" meta:non-whitespace-character-count="3502"/>
    <meta:generator>LibreOfficeDev/6.0.5.2$Linux_X86_64 LibreOffice_project/</meta:generator>
  </office:meta>
</office:document-meta>
</file>